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2D00F48A494A7DC7263.png" manifest:media-type="image/png"/>
  <manifest:file-entry manifest:full-path="Pictures/10000201000002D0000002D0FB117A4B10AF12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295cm" svg:y="12.783cm" svg:width="12.377cm" svg:height="12.377cm" draw:z-index="0"><draw:image xlink:href="Pictures/10000201000002D0000002D0FB117A4B10AF1281.png" xlink:type="simple" xlink:show="embed" xlink:actuate="onLoad" loext:mime-type="image/png"/></draw:frame><draw:frame draw:style-name="fr1" draw:name="Image2" text:anchor-type="char" svg:x="-1.416cm" svg:y="2.064cm" svg:width="19.978cm" svg:height="9.989cm" draw:z-index="1"><draw:image xlink:href="Pictures/10000201000005A0000002D00F48A494A7DC72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5:15:22.861279249</meta:creation-date>
    <dc:date>2021-06-09T15:17:14.743350662</dc:date>
    <meta:editing-duration>PT1M5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